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512cm" style:rel-column-width="28938*"/>
    </style:style>
    <style:style style:name="Table2.B" style:family="table-column">
      <style:table-column-properties style:column-width="9.5cm" style:rel-column-width="36597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Helvetica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Helvetica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Helvetica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4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 fo:keep-together="always" fo:keep-with-next="always"/>
    </style:style>
    <style:style style:name="P16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0" style:family="paragraph" style:parent-style-name="Standard">
      <style:text-properties fo:font-size="2pt" style:font-size-asian="2pt" style:font-size-complex="2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rame1" text:anchor-type="paragraph" svg:x="0.005cm" svg:y="-2.193cm" svg:width="16.981cm" draw:z-index="0"><draw:text-box fo:min-height="1.561cm"><text:p text:style-name="P19">%#include enTetesDecision#%</text:p><text:p text:style-name="P16"/><text:p text:style-name="P16"/></draw:text-box></draw:frame>%=TITRE_ATTESTATION=% %=annee_attestation=%</text:p>
      <text:p text:style-name="P17">%=nss_requerant=% %=nomPrenom_requerant=%</text:p>
      <text:p text:style-name="P17"/>
      <text:p text:style-name="P17"/>
      <text:p text:style-name="P17">%=titre_tiers=%</text:p>
      <text:p text:style-name="P17"/>
      <text:p text:style-name="P17">%=PARAGRAPHE1_ATTESTATION=%</text:p>
      <text:p text:style-name="P17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7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21"/>
      <text:p text:style-name="P22">%=remLineWhenBlank(TITRE_API,-2)=%</text:p>
      <text:p text:style-name="ParaSplit">%=remLineWhenBlank(TEXTE_API,1)=%</text:p>
      <text:p text:style-name="P17"/>
      <text:p text:style-name="ParaSplit">%=remLineWhenBlank(PLUSIEURS_ATT_FAMILLE,1)=%</text:p>
      <text:p text:style-name="ParaSplit">%=remLineWhenBlank(RENTE_COMPLT_SEPARE,1)=%</text:p>
      <text:p text:style-name="ParaSplit">%=remLineWhenBlank(HAS_PC_DECEMBRE,1)=%</text:p>
      <text:p text:style-name="ParaSplit">%=remLineWhenBlank(HAS_RETROACTIF,1)=%</text:p>
      <text:p text:style-name="P13"/>
      <text:p text:style-name="P13">%=SALUTATION_ATTESTATION=%</text:p>
      <text:p text:style-name="P13"/>
      <text:p text:style-name="P17"/>
      <text:p text:style-name="P12"><text:tab/>%#include <text:s/>signatures/CCVD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18T17:07:58.37</dc:date>
    <meta:editing-cycles>115</meta:editing-cycles>
    <meta:editing-duration>P7DT12H49M1S</meta:editing-duration>
    <meta:document-statistic meta:table-count="4" meta:image-count="0" meta:object-count="0" meta:page-count="1" meta:paragraph-count="28" meta:word-count="32" meta:character-count="910"/>
    <meta:user-defined meta:name="Info 1"/>
    <meta:user-defined meta:name="Info 2"/>
    <meta:user-defined meta:name="Info 3"/>
    <meta:user-defined meta:name="Info 4"/>
  </office:meta>
</office:document-meta>
</file>